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4.782cm"/>
    </style:style>
    <style:style style:name="co3" style:family="table-column">
      <style:table-column-properties fo:break-before="auto" style:column-width="4.965cm"/>
    </style:style>
    <style:style style:name="co4" style:family="table-column">
      <style:table-column-properties fo:break-before="auto" style:column-width="10.899cm"/>
    </style:style>
    <style:style style:name="co5" style:family="table-column">
      <style:table-column-properties fo:break-before="auto" style:column-width="6.847cm"/>
    </style:style>
    <style:style style:name="co6" style:family="table-column">
      <style:table-column-properties fo:break-before="auto" style:column-width="1.462cm"/>
    </style:style>
    <style:style style:name="co7" style:family="table-column">
      <style:table-column-properties fo:break-before="auto" style:column-width="1.201cm"/>
    </style:style>
    <style:style style:name="co8" style:family="table-column">
      <style:table-column-properties fo:break-before="auto" style:column-width="4.311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b277d" style:text-align-source="fix" style:repeat-content="false" fo:border="0.74pt solid #000000"/>
      <style:paragraph-properties fo:text-align="center" fo:margin-left="0cm"/>
      <style:text-properties fo:color="#ffffff" style:font-name="Liberation Mono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dddddd" style:cell-protect="none" style:print-content="true" style:text-align-source="fix" style:repeat-content="false" fo:border="0.74pt solid #000000"/>
      <style:paragraph-properties fo:text-align="center" fo:margin-left="0cm"/>
      <style:text-properties fo:color="#666666" style:font-name="Liberation Mono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4" style:family="table-cell" style:parent-style-name="Default">
      <style:table-cell-properties fo:background-color="#5b277d" style:text-align-source="fix" style:repeat-content="false" fo:border="0.74pt solid #000000"/>
      <style:paragraph-properties fo:text-align="start" fo:margin-left="0cm"/>
      <style:text-properties fo:color="#ffffff" style:font-name="Liberation Mono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start" fo:margin-left="0cm"/>
      <style:text-properties style:font-name="Liberation Mono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/>
    </style:style>
    <style:style style:name="ce7" style:family="table-cell" style:parent-style-name="Default">
      <style:table-cell-properties fo:background-color="#5b277d" fo:border="0.74pt solid #000000"/>
      <style:text-properties fo:color="#ffffff" style:font-name="Liberation Mono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cell-protect="none" style:print-content="true" fo:border="0.74pt solid #000000"/>
      <style:text-properties style:font-name="Liberation Mono" fo:font-size="7pt" style:font-size-asian="7pt" style:font-size-complex="7pt"/>
    </style:style>
    <style:style style:name="ce9" style:family="table-cell" style:parent-style-name="Default" style:data-style-name="N100">
      <style:table-cell-properties style:cell-protect="none" style:print-content="true" fo:border="0.74pt solid #000000" style:shrink-to-fit="false"/>
      <style:text-properties style:font-name="Liberation Mono" fo:font-size="7pt" style:font-size-asian="7pt" style:font-size-complex="7pt"/>
    </style:style>
    <style:style style:name="ce10" style:family="table-cell" style:parent-style-name="Default">
      <style:text-properties style:font-name="Liberation Mono" fo:font-size="7pt" style:font-size-asian="7pt" style:font-size-complex="7pt"/>
    </style:style>
    <style:style style:name="ce11" style:family="table-cell" style:parent-style-name="Default">
      <style:table-cell-properties fo:background-color="#5b277d"/>
      <style:text-properties fo:color="#ffffff" style:font-name="Liberation Mono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cell-protect="none" style:print-content="true" fo:border="0.74pt solid #000000"/>
      <style:text-properties style:font-name="Liberation Mono" fo:font-size="9pt" style:font-size-asian="9pt" style:font-size-complex="9pt"/>
    </style:style>
    <style:style style:name="ce13" style:family="table-cell" style:parent-style-name="Default">
      <style:text-properties style:font-name="Liberation Mono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666666" style:font-name="Liberation Mono" fo:font-size="9pt" style:font-size-asian="9pt" style:font-size-complex="9pt"/>
    </style:style>
    <style:style style:name="ce15" style:family="table-cell" style:parent-style-name="Default">
      <style:table-cell-properties fo:background-color="#dddddd" fo:border="0.74pt solid #000000"/>
      <style:text-properties fo:color="#666666" style:font-name="Liberation Mono" fo:font-size="9pt" style:font-size-asian="9pt" style:font-size-complex="9pt"/>
    </style:style>
    <style:style style:name="ce16" style:family="table-cell" style:parent-style-name="Default">
      <style:table-cell-properties fo:background-color="transparent"/>
      <style:text-properties fo:color="#ffffff" style:font-name="Liberation Mono"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Default"/>
        <table:table-column table:style-name="co10" table:number-columns-repeated="1014" table:default-cell-style-name="ce13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PrettyName</text:p>
          </table:table-cell>
          <table:table-cell table:style-name="ce4" office:value-type="string" calcext:value-type="string">
            <text:p>RFID</text:p>
          </table:table-cell>
          <table:table-cell table:style-name="ce7" office:value-type="string" calcext:value-type="string">
            <text:p>URL</text:p>
          </table:table-cell>
          <table:table-cell table:style-name="ce11" office:value-type="string" calcext:value-type="string">
            <text:p>Kommentar</text:p>
          </table:table-cell>
          <table:table-cell table:style-name="ce7" office:value-type="string" calcext:value-type="string">
            <text:p>Player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SpotifyID</text:p>
          </table:table-cell>
          <table:table-cell table:style-name="ce16" table:number-columns-repeated="1015"/>
          <table:table-cell table:style-name="ce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];26;5)">
            <text:p/>
          </table:table-cell>
          <table:table-cell table:style-name="ce15" table:formula="of:=MID([.D2];IF([.G2]=&quot;album&quot;;32;IF([.G2]=&quot;artis&quot;;33;IF([.G2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];26;5)">
            <text:p/>
          </table:table-cell>
          <table:table-cell table:style-name="ce15" table:formula="of:=MID([.D3];IF([.G3]=&quot;album&quot;;32;IF([.G3]=&quot;artis&quot;;33;IF([.G3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];26;5)">
            <text:p/>
          </table:table-cell>
          <table:table-cell table:style-name="ce15" table:formula="of:=MID([.D4];IF([.G4]=&quot;album&quot;;32;IF([.G4]=&quot;artis&quot;;33;IF([.G4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5];1;24)=&quot;https://open.spotify.com&quot;;&quot;spotify&quot;;0)" office:value-type="float" office:value="0" calcext:value-type="float">
            <text:p>0</text:p>
          </table:table-cell>
          <table:table-cell table:style-name="ce15" table:formula="of:=MID([.D5];26;5)">
            <text:p/>
          </table:table-cell>
          <table:table-cell table:style-name="ce15" table:formula="of:=MID([.D5];IF([.G5]=&quot;album&quot;;32;IF([.G5]=&quot;artis&quot;;33;IF([.G5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6];1;24)=&quot;https://open.spotify.com&quot;;&quot;spotify&quot;;0)" office:value-type="float" office:value="0" calcext:value-type="float">
            <text:p>0</text:p>
          </table:table-cell>
          <table:table-cell table:style-name="ce15" table:formula="of:=MID([.D6];26;5)">
            <text:p/>
          </table:table-cell>
          <table:table-cell table:style-name="ce15" table:formula="of:=MID([.D6];IF([.G6]=&quot;album&quot;;32;IF([.G6]=&quot;artis&quot;;33;IF([.G6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style-name="ce9"/>
          <table:table-cell table:style-name="ce12"/>
          <table:table-cell table:style-name="ce14" table:formula="of:=IF(MID([.D7];1;24)=&quot;https://open.spotify.com&quot;;&quot;spotify&quot;;0)" office:value-type="float" office:value="0" calcext:value-type="float">
            <text:p>0</text:p>
          </table:table-cell>
          <table:table-cell table:style-name="ce15" table:formula="of:=MID([.D7];26;5)">
            <text:p/>
          </table:table-cell>
          <table:table-cell table:style-name="ce15" table:formula="of:=MID([.D7];IF([.G7]=&quot;album&quot;;32;IF([.G7]=&quot;artis&quot;;33;IF([.G7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8];1;24)=&quot;https://open.spotify.com&quot;;&quot;spotify&quot;;0)" office:value-type="float" office:value="0" calcext:value-type="float">
            <text:p>0</text:p>
          </table:table-cell>
          <table:table-cell table:style-name="ce15" table:formula="of:=MID([.D8];26;5)">
            <text:p/>
          </table:table-cell>
          <table:table-cell table:style-name="ce15" table:formula="of:=MID([.D8];IF([.G8]=&quot;album&quot;;32;IF([.G8]=&quot;artis&quot;;33;IF([.G8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9];1;24)=&quot;https://open.spotify.com&quot;;&quot;spotify&quot;;0)" office:value-type="float" office:value="0" calcext:value-type="float">
            <text:p>0</text:p>
          </table:table-cell>
          <table:table-cell table:style-name="ce15" table:formula="of:=MID([.D9];26;5)">
            <text:p/>
          </table:table-cell>
          <table:table-cell table:style-name="ce15" table:formula="of:=MID([.D9];IF([.G9]=&quot;album&quot;;32;IF([.G9]=&quot;artis&quot;;33;IF([.G9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0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0];26;5)">
            <text:p/>
          </table:table-cell>
          <table:table-cell table:style-name="ce15" table:formula="of:=MID([.D10];IF([.G10]=&quot;album&quot;;32;IF([.G10]=&quot;artis&quot;;33;IF([.G10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1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1];26;5)">
            <text:p/>
          </table:table-cell>
          <table:table-cell table:style-name="ce15" table:formula="of:=MID([.D11];IF([.G11]=&quot;album&quot;;32;IF([.G11]=&quot;artis&quot;;33;IF([.G11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2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2];26;5)">
            <text:p/>
          </table:table-cell>
          <table:table-cell table:style-name="ce15" table:formula="of:=MID([.D12];IF([.G12]=&quot;album&quot;;32;IF([.G12]=&quot;artis&quot;;33;IF([.G12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3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3];26;5)">
            <text:p/>
          </table:table-cell>
          <table:table-cell table:style-name="ce15" table:formula="of:=MID([.D13];IF([.G13]=&quot;album&quot;;32;IF([.G13]=&quot;artis&quot;;33;IF([.G13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4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4];26;5)">
            <text:p/>
          </table:table-cell>
          <table:table-cell table:style-name="ce15" table:formula="of:=MID([.D14];IF([.G14]=&quot;album&quot;;32;IF([.G14]=&quot;artis&quot;;33;IF([.G14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5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5];26;5)">
            <text:p/>
          </table:table-cell>
          <table:table-cell table:style-name="ce15" table:formula="of:=MID([.D15];IF([.G15]=&quot;album&quot;;32;IF([.G15]=&quot;artis&quot;;33;IF([.G15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6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6];26;5)">
            <text:p/>
          </table:table-cell>
          <table:table-cell table:style-name="ce15" table:formula="of:=MID([.D16];IF([.G16]=&quot;album&quot;;32;IF([.G16]=&quot;artis&quot;;33;IF([.G16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7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7];26;5)">
            <text:p/>
          </table:table-cell>
          <table:table-cell table:style-name="ce15" table:formula="of:=MID([.D17];IF([.G17]=&quot;album&quot;;32;IF([.G17]=&quot;artis&quot;;33;IF([.G17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8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8];26;5)">
            <text:p/>
          </table:table-cell>
          <table:table-cell table:style-name="ce15" table:formula="of:=MID([.D18];IF([.G18]=&quot;album&quot;;32;IF([.G18]=&quot;artis&quot;;33;IF([.G18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19];1;24)=&quot;https://open.spotify.com&quot;;&quot;spotify&quot;;0)" office:value-type="float" office:value="0" calcext:value-type="float">
            <text:p>0</text:p>
          </table:table-cell>
          <table:table-cell table:style-name="ce15" table:formula="of:=MID([.D19];26;5)">
            <text:p/>
          </table:table-cell>
          <table:table-cell table:style-name="ce15" table:formula="of:=MID([.D19];IF([.G19]=&quot;album&quot;;32;IF([.G19]=&quot;artis&quot;;33;IF([.G19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0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0];26;5)">
            <text:p/>
          </table:table-cell>
          <table:table-cell table:style-name="ce15" table:formula="of:=MID([.D20];IF([.G20]=&quot;album&quot;;32;IF([.G20]=&quot;artis&quot;;33;IF([.G20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1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1];26;5)">
            <text:p/>
          </table:table-cell>
          <table:table-cell table:style-name="ce15" table:formula="of:=MID([.D21];IF([.G21]=&quot;album&quot;;32;IF([.G21]=&quot;artis&quot;;33;IF([.G21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2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2];26;5)">
            <text:p/>
          </table:table-cell>
          <table:table-cell table:style-name="ce15" table:formula="of:=MID([.D22];IF([.G22]=&quot;album&quot;;32;IF([.G22]=&quot;artis&quot;;33;IF([.G22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3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3];26;5)">
            <text:p/>
          </table:table-cell>
          <table:table-cell table:style-name="ce15" table:formula="of:=MID([.D23];IF([.G23]=&quot;album&quot;;32;IF([.G23]=&quot;artis&quot;;33;IF([.G23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4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4];26;5)">
            <text:p/>
          </table:table-cell>
          <table:table-cell table:style-name="ce15" table:formula="of:=MID([.D24];IF([.G24]=&quot;album&quot;;32;IF([.G24]=&quot;artis&quot;;33;IF([.G24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5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5];26;5)">
            <text:p/>
          </table:table-cell>
          <table:table-cell table:style-name="ce15" table:formula="of:=MID([.D25];IF([.G25]=&quot;album&quot;;32;IF([.G25]=&quot;artis&quot;;33;IF([.G25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6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6];26;5)">
            <text:p/>
          </table:table-cell>
          <table:table-cell table:style-name="ce15" table:formula="of:=MID([.D26];IF([.G26]=&quot;album&quot;;32;IF([.G26]=&quot;artis&quot;;33;IF([.G26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7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7];26;5)">
            <text:p/>
          </table:table-cell>
          <table:table-cell table:style-name="ce15" table:formula="of:=MID([.D27];IF([.G27]=&quot;album&quot;;32;IF([.G27]=&quot;artis&quot;;33;IF([.G27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8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8];26;5)">
            <text:p/>
          </table:table-cell>
          <table:table-cell table:style-name="ce15" table:formula="of:=MID([.D28];IF([.G28]=&quot;album&quot;;32;IF([.G28]=&quot;artis&quot;;33;IF([.G28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29];1;24)=&quot;https://open.spotify.com&quot;;&quot;spotify&quot;;0)" office:value-type="float" office:value="0" calcext:value-type="float">
            <text:p>0</text:p>
          </table:table-cell>
          <table:table-cell table:style-name="ce15" table:formula="of:=MID([.D29];26;5)">
            <text:p/>
          </table:table-cell>
          <table:table-cell table:style-name="ce15" table:formula="of:=MID([.D29];IF([.G29]=&quot;album&quot;;32;IF([.G29]=&quot;artis&quot;;33;IF([.G29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0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0];26;5)">
            <text:p/>
          </table:table-cell>
          <table:table-cell table:style-name="ce15" table:formula="of:=MID([.D30];IF([.G30]=&quot;album&quot;;32;IF([.G30]=&quot;artis&quot;;33;IF([.G30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1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1];26;5)">
            <text:p/>
          </table:table-cell>
          <table:table-cell table:style-name="ce15" table:formula="of:=MID([.D31];IF([.G31]=&quot;album&quot;;32;IF([.G31]=&quot;artis&quot;;33;IF([.G31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2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2];26;5)">
            <text:p/>
          </table:table-cell>
          <table:table-cell table:style-name="ce15" table:formula="of:=MID([.D32];IF([.G32]=&quot;album&quot;;32;IF([.G32]=&quot;artis&quot;;33;IF([.G32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3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3];26;5)">
            <text:p/>
          </table:table-cell>
          <table:table-cell table:style-name="ce15" table:formula="of:=MID([.D33];IF([.G33]=&quot;album&quot;;32;IF([.G33]=&quot;artis&quot;;33;IF([.G33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4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4];26;5)">
            <text:p/>
          </table:table-cell>
          <table:table-cell table:style-name="ce15" table:formula="of:=MID([.D34];IF([.G34]=&quot;album&quot;;32;IF([.G34]=&quot;artis&quot;;33;IF([.G34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5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5];26;5)">
            <text:p/>
          </table:table-cell>
          <table:table-cell table:style-name="ce15" table:formula="of:=MID([.D35];IF([.G35]=&quot;album&quot;;32;IF([.G35]=&quot;artis&quot;;33;IF([.G35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6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6];26;5)">
            <text:p/>
          </table:table-cell>
          <table:table-cell table:style-name="ce15" table:formula="of:=MID([.D36];IF([.G36]=&quot;album&quot;;32;IF([.G36]=&quot;artis&quot;;33;IF([.G36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7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7];26;5)">
            <text:p/>
          </table:table-cell>
          <table:table-cell table:style-name="ce15" table:formula="of:=MID([.D37];IF([.G37]=&quot;album&quot;;32;IF([.G37]=&quot;artis&quot;;33;IF([.G37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8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8];26;5)">
            <text:p/>
          </table:table-cell>
          <table:table-cell table:style-name="ce15" table:formula="of:=MID([.D38];IF([.G38]=&quot;album&quot;;32;IF([.G38]=&quot;artis&quot;;33;IF([.G38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39];1;24)=&quot;https://open.spotify.com&quot;;&quot;spotify&quot;;0)" office:value-type="float" office:value="0" calcext:value-type="float">
            <text:p>0</text:p>
          </table:table-cell>
          <table:table-cell table:style-name="ce15" table:formula="of:=MID([.D39];26;5)">
            <text:p/>
          </table:table-cell>
          <table:table-cell table:style-name="ce15" table:formula="of:=MID([.D39];IF([.G39]=&quot;album&quot;;32;IF([.G39]=&quot;artis&quot;;33;IF([.G39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0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0];26;5)">
            <text:p/>
          </table:table-cell>
          <table:table-cell table:style-name="ce15" table:formula="of:=MID([.D40];IF([.G40]=&quot;album&quot;;32;IF([.G40]=&quot;artis&quot;;33;IF([.G40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1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1];26;5)">
            <text:p/>
          </table:table-cell>
          <table:table-cell table:style-name="ce15" table:formula="of:=MID([.D41];IF([.G41]=&quot;album&quot;;32;IF([.G41]=&quot;artis&quot;;33;IF([.G41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2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2];26;5)">
            <text:p/>
          </table:table-cell>
          <table:table-cell table:style-name="ce15" table:formula="of:=MID([.D42];IF([.G42]=&quot;album&quot;;32;IF([.G42]=&quot;artis&quot;;33;IF([.G42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3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3];26;5)">
            <text:p/>
          </table:table-cell>
          <table:table-cell table:style-name="ce15" table:formula="of:=MID([.D43];IF([.G43]=&quot;album&quot;;32;IF([.G43]=&quot;artis&quot;;33;IF([.G43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4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4];26;5)">
            <text:p/>
          </table:table-cell>
          <table:table-cell table:style-name="ce15" table:formula="of:=MID([.D44];IF([.G44]=&quot;album&quot;;32;IF([.G44]=&quot;artis&quot;;33;IF([.G44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5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5];26;5)">
            <text:p/>
          </table:table-cell>
          <table:table-cell table:style-name="ce15" table:formula="of:=MID([.D45];IF([.G45]=&quot;album&quot;;32;IF([.G45]=&quot;artis&quot;;33;IF([.G45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6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6];26;5)">
            <text:p/>
          </table:table-cell>
          <table:table-cell table:style-name="ce15" table:formula="of:=MID([.D46];IF([.G46]=&quot;album&quot;;32;IF([.G46]=&quot;artis&quot;;33;IF([.G46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7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7];26;5)">
            <text:p/>
          </table:table-cell>
          <table:table-cell table:style-name="ce15" table:formula="of:=MID([.D47];IF([.G47]=&quot;album&quot;;32;IF([.G47]=&quot;artis&quot;;33;IF([.G47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8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8];26;5)">
            <text:p/>
          </table:table-cell>
          <table:table-cell table:style-name="ce15" table:formula="of:=MID([.D48];IF([.G48]=&quot;album&quot;;32;IF([.G48]=&quot;artis&quot;;33;IF([.G48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49];1;24)=&quot;https://open.spotify.com&quot;;&quot;spotify&quot;;0)" office:value-type="float" office:value="0" calcext:value-type="float">
            <text:p>0</text:p>
          </table:table-cell>
          <table:table-cell table:style-name="ce15" table:formula="of:=MID([.D49];26;5)">
            <text:p/>
          </table:table-cell>
          <table:table-cell table:style-name="ce15" table:formula="of:=MID([.D49];IF([.G49]=&quot;album&quot;;32;IF([.G49]=&quot;artis&quot;;33;IF([.G49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50];1;24)=&quot;https://open.spotify.com&quot;;&quot;spotify&quot;;0)" office:value-type="float" office:value="0" calcext:value-type="float">
            <text:p>0</text:p>
          </table:table-cell>
          <table:table-cell table:style-name="ce15" table:formula="of:=MID([.D50];26;5)">
            <text:p/>
          </table:table-cell>
          <table:table-cell table:style-name="ce15" table:formula="of:=MID([.D50];IF([.G50]=&quot;album&quot;;32;IF([.G50]=&quot;artis&quot;;33;IF([.G50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51];1;24)=&quot;https://open.spotify.com&quot;;&quot;spotify&quot;;0)" office:value-type="float" office:value="0" calcext:value-type="float">
            <text:p>0</text:p>
          </table:table-cell>
          <table:table-cell table:style-name="ce15" table:formula="of:=MID([.D51];26;5)">
            <text:p/>
          </table:table-cell>
          <table:table-cell table:style-name="ce15" table:formula="of:=MID([.D51];IF([.G51]=&quot;album&quot;;32;IF([.G51]=&quot;artis&quot;;33;IF([.G51]=&quot;playl&quot;;35;1)));22)">
            <text:p/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table:number-columns-repeated="2"/>
          <table:table-cell table:style-name="ce8"/>
          <table:table-cell table:style-name="ce12"/>
          <table:table-cell table:style-name="ce14" table:formula="of:=IF(MID([.D52];1;24)=&quot;https://open.spotify.com&quot;;&quot;spotify&quot;;0)" office:value-type="float" office:value="0" calcext:value-type="float">
            <text:p>0</text:p>
          </table:table-cell>
          <table:table-cell table:style-name="ce15" table:formula="of:=MID([.D52];26;5)">
            <text:p/>
          </table:table-cell>
          <table:table-cell table:style-name="ce15" table:formula="of:=MID([.D52];IF([.G52]=&quot;album&quot;;32;IF([.G52]=&quot;artis&quot;;33;IF([.G52]=&quot;playl&quot;;35;1)));22)">
            <text:p/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17T09:25:09.166661516</meta:creation-date>
    <dc:date>2022-11-17T10:53:48.340438619</dc:date>
    <meta:editing-duration>PT28M12S</meta:editing-duration>
    <meta:editing-cycles>6</meta:editing-cycles>
    <meta:generator>LibreOffice/7.3.6.2$MacOSX_X86_64 LibreOffice_project/c28ca90fd6e1a19e189fc16c05f8f8924961e12e</meta:generator>
    <meta:document-statistic meta:table-count="1" meta:cell-count="212" meta:object-count="0"/>
  </office:meta>
</office:document-meta>
</file>